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895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5" table:default-cell-style-name="ce14"/>
        <table:table-column table:style-name="co3" table:number-columns-repeated="3" table:default-cell-style-name="ce14"/>
        <table:table-column table:style-name="co4" table:number-columns-repeated="17" table:default-cell-style-name="ce14"/>
        <table:table-column table:style-name="co5" table:number-columns-repeated="998" table:default-cell-style-name="ce14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, em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17" calcext:value-type="date">
            <text:p>17/12/2021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Tudo o que eu estou tentando fazer está dando errado e eu sinceramente estou com muito medo de não conseguir resistir por muito tempo.</text:p>
          </table:table-cell>
          <table:table-cell table:style-name="ce15" office:value-type="string" calcext:value-type="string">
            <text:p>Fiquei desolado, sem controle, me sentindo totalmente fraco e sem capacidade de seguir em frente.</text:p>
          </table:table-cell>
          <table:table-cell table:style-name="ce15" office:value-type="string" calcext:value-type="string">
            <text:p>Poderia tentar me manter positivo. Mas, realmente, não estou consegu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8" calcext:value-type="date">
            <text:p>18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ímos para encontrarmos alguns amigos e todos os lugares estão lotados e tumultuados e isso me entristece.</text:p>
          </table:table-cell>
          <table:table-cell table:style-name="ce15" office:value-type="string" calcext:value-type="string">
            <text:p>Fiquei sério e compenetrado, até tentei me divertir mas não consegui muito.</text:p>
          </table:table-cell>
          <table:table-cell table:style-name="ce15" office:value-type="string" calcext:value-type="string">
            <text:p>Poderia relevar a situação e relaxar, mas a junção dos problemas não me estão permit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9" calcext:value-type="date">
            <text:p>19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todo momento do dia, me lembrando do quanto não estou conseguindo fazer as coisas da forma como eu gostaria.</text:p>
          </table:table-cell>
          <table:table-cell table:style-name="ce15" office:value-type="string" calcext:value-type="string">
            <text:p>Me senti fraco, sem ânimo, sem energia e sem vontade.</text:p>
          </table:table-cell>
          <table:table-cell table:style-name="ce15" office:value-type="string" calcext:value-type="string">
            <text:p>Poderia tentar entender melhor a situação e buscar soluções diversas aos problem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0" calcext:value-type="date">
            <text:p>2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cebi muitas palavras de fé de um casal de amigos muito queridos para mim, minha família e minha casa.</text:p>
          </table:table-cell>
          <table:table-cell table:style-name="ce15" office:value-type="string" calcext:value-type="string">
            <text:p>Tive um momento de paz de espírito muito bom e consegui passar um dia mais tranquilo.</text:p>
          </table:table-cell>
          <table:table-cell table:style-name="ce15" office:value-type="string" calcext:value-type="string">
            <text:p>Eu poderia ter me mantido triste ou sem ação, caso não tivesse aceitado as palavras de fé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1" calcext:value-type="date">
            <text:p>21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Levei o dia com mais calma e leveza, realizando cada coisa ao seu tempo, e isso me proporcionou mais paz de espírito.</text:p>
          </table:table-cell>
          <table:table-cell table:style-name="ce15" office:value-type="string" calcext:value-type="string">
            <text:p>Eu me senti com mais energia, foco e capaz de buscar saídas aos problemas que não param de aparecerem.</text:p>
          </table:table-cell>
          <table:table-cell table:style-name="ce15" office:value-type="string" calcext:value-type="string">
            <text:p>Eu poderia continuar não agindo e desanimado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22" calcext:value-type="date">
            <text:p>22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várias tarefas, com calma e entendimento, valendo-me de tranquilidade.</text:p>
          </table:table-cell>
          <table:table-cell table:style-name="ce15" office:value-type="string" calcext:value-type="string">
            <text:p>Fiquei calmo e segui fazendo tudo o que consegui fazer de melhor.</text:p>
          </table:table-cell>
          <table:table-cell table:style-name="ce15" office:value-type="string" calcext:value-type="string">
            <text:p>Eu poderia não ficar contente com o meu atual progresso e regredi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3" calcext:value-type="date">
            <text:p>2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ber que, vai chegar mais um Natal e, mesmo fazendo tudo o que posso, eu não consegui atingir um objetivo que já persigo há dois anos.</text:p>
          </table:table-cell>
          <table:table-cell table:style-name="ce15" office:value-type="string" calcext:value-type="string">
            <text:p>Fiquei bem chateado e sem energia, sem conseguir realizar quase nada ao longo do dia.</text:p>
          </table:table-cell>
          <table:table-cell table:style-name="ce15" office:value-type="string" calcext:value-type="string">
            <text:p>Eu poderia buscar alegria em outras coisas, ou mesmo me distrair buscando outros focos, mas a proximidade com datas festivas me deixa ainda mais sensível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4" calcext:value-type="date">
            <text:p>24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 família reunida na casa de minha mãe, minha esposa e filha contentes com o dia e eu pude ajudar um colega Tryber a solucionar dúvidas de lógica de um projeto.</text:p>
          </table:table-cell>
          <table:table-cell table:style-name="ce15" office:value-type="string" calcext:value-type="string">
            <text:p>Eu me senti bem, com mais energia e vontade de seguir sendo útil.</text:p>
          </table:table-cell>
          <table:table-cell table:style-name="ce15" office:value-type="string" calcext:value-type="string">
            <text:p>Poderia não ter me deixado alegrar e me mantido preocupado com outras questõe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5" calcext:value-type="date">
            <text:p>2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er minha filha radiante com o presente que ganhou, estudar um pouco de Lógica e outras informações sobre Programação, ter ideia de um novo projeto.</text:p>
          </table:table-cell>
          <table:table-cell table:style-name="ce15" office:value-type="string" calcext:value-type="string">
            <text:p>Me senti pensativo sobre tudo o que ainda pode vir de bom.</text:p>
          </table:table-cell>
          <table:table-cell table:style-name="ce15" office:value-type="string" calcext:value-type="string">
            <text:p>Eu poderia não ter me permitido vivenciar o momento alegre e ter sentido culpa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6" calcext:value-type="date">
            <text:p>2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dia tranquilo em família e minha filha andou, pela primeira vez, no patins que ela ganhou de presente de Natal e adorou.</text:p>
          </table:table-cell>
          <table:table-cell table:style-name="ce15" office:value-type="string" calcext:value-type="string">
            <text:p>Fiquei tranquilo, passei o dia fazendo várias coisas em família e me senti em paz.</text:p>
          </table:table-cell>
          <table:table-cell table:style-name="ce15" office:value-type="string" calcext:value-type="string">
            <text:p>Poderia não vivenciar o momento, ficar ansioso e não me deixar relaxa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7" calcext:value-type="date">
            <text:p>27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judei um querido amigo da TRYBE, Turma 19, com dois projetos (Pixel Art e ToDo List) e ele conseguiu evoluir muito bem, sendo que ele não estava conseguindo avançar.</text:p>
          </table:table-cell>
          <table:table-cell table:style-name="ce15" office:value-type="string" calcext:value-type="string">
            <text:p>Fui tomado por uma energia muito boa, me sentindo útil e capaz, por conseguir orientar o raciocínio do amigo e vê-lo progredir nos projetos.</text:p>
          </table:table-cell>
          <table:table-cell table:style-name="ce15" office:value-type="string" calcext:value-type="string">
            <text:p>Eu poderia não ter me animado e não ter me dedicado o suficiente para estimulá-lo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8" calcext:value-type="date">
            <text:p>28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o projeto ‘JS Unit Tests’ do Bloco atual, cumprindo todos os requisitos e compreendendo bem tanto o uso dos códigos de testes quanto as funções desenvolvidas.</text:p>
          </table:table-cell>
          <table:table-cell table:style-name="ce15" office:value-type="string" calcext:value-type="string">
            <text:p>Me senti tranquilo e empolgado para continuar focado e dedicado aos estudos.</text:p>
          </table:table-cell>
          <table:table-cell table:style-name="ce15" office:value-type="string" calcext:value-type="string">
            <text:p>Poderia ter me decepcionado pelas dificuldades de compreensão que tive no começo e me deixado levar por frustações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9" calcext:value-type="date">
            <text:p>29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mais um projeto em 100% (Mistery Letter) e também concluí a primeira etapa do treinamento que ganhamos da XP, tudo isso me proporcionou uma energia muito boa!</text:p>
          </table:table-cell>
          <table:table-cell table:style-name="ce15" office:value-type="string" calcext:value-type="string">
            <text:p>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Eu poderia ficar inerte, sem avaliar esses pequenos progressos e não me permitir alegrar-me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112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9:52:27.3182447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29T19:54:54.374833265</dc:date>
    <meta:editing-duration>PT1H9M47S</meta:editing-duration>
    <meta:editing-cycles>32</meta:editing-cycles>
    <meta:document-statistic meta:table-count="1" meta:cell-count="99" meta:object-count="0"/>
  </office:meta>
</office:document-meta>
</file>